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方正宋体" svg:font-family="方正宋体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>
        <table:shapes>
          <draw:frame draw:z-index="0" draw:style-name="gr1" draw:text-style-name="P1" svg:width="23.124cm" svg:height="12.725cm" svg:x="8.525cm" svg:y="27.24cm">
            <draw:object draw:notify-on-update-of-ranges="工作表1.A2:工作表1.A88 工作表1.B1:工作表1.B1 工作表1.B2:工作表1.B88 工作表1.C1:工作表1.C1 工作表1.C2:工作表1.C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月份</text:p>
          </table:table-cell>
          <table:table-cell office:value-type="string">
            <text:p>公开帐号</text:p>
          </table:table-cell>
          <table:table-cell office:value-type="string">
            <text:p>最近3个月使用过</text:p>
          </table:table-cell>
        </table:table-row>
        <table:table-row table:style-name="ro1">
          <table:table-cell office:value-type="float" office:value="200710">
            <text:p>20071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00711">
            <text:p>2007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712">
            <text:p>2007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801">
            <text:p>200801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0802">
            <text:p>200802</text:p>
          </table:table-cell>
          <table:table-cell office:value-type="float" office:value="1679">
            <text:p>1679</text:p>
          </table:table-cell>
          <table:table-cell office:value-type="float" office:value="1448">
            <text:p>1448</text:p>
          </table:table-cell>
        </table:table-row>
        <table:table-row table:style-name="ro1">
          <table:table-cell office:value-type="float" office:value="200803">
            <text:p>200803</text:p>
          </table:table-cell>
          <table:table-cell office:value-type="float" office:value="2261">
            <text:p>2261</text:p>
          </table:table-cell>
          <table:table-cell office:value-type="float" office:value="1793">
            <text:p>1793</text:p>
          </table:table-cell>
        </table:table-row>
        <table:table-row table:style-name="ro1">
          <table:table-cell office:value-type="float" office:value="200804">
            <text:p>200804</text:p>
          </table:table-cell>
          <table:table-cell office:value-type="float" office:value="4570">
            <text:p>4570</text:p>
          </table:table-cell>
          <table:table-cell office:value-type="float" office:value="3373">
            <text:p>3373</text:p>
          </table:table-cell>
        </table:table-row>
        <table:table-row table:style-name="ro1">
          <table:table-cell office:value-type="float" office:value="200805">
            <text:p>200805</text:p>
          </table:table-cell>
          <table:table-cell office:value-type="float" office:value="3019">
            <text:p>3019</text:p>
          </table:table-cell>
          <table:table-cell office:value-type="float" office:value="2064">
            <text:p>2064</text:p>
          </table:table-cell>
        </table:table-row>
        <table:table-row table:style-name="ro1">
          <table:table-cell office:value-type="float" office:value="200806">
            <text:p>200806</text:p>
          </table:table-cell>
          <table:table-cell office:value-type="float" office:value="3308">
            <text:p>3308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200807">
            <text:p>200807</text:p>
          </table:table-cell>
          <table:table-cell office:value-type="float" office:value="3369">
            <text:p>3369</text:p>
          </table:table-cell>
          <table:table-cell office:value-type="float" office:value="2044">
            <text:p>2044</text:p>
          </table:table-cell>
        </table:table-row>
        <table:table-row table:style-name="ro1">
          <table:table-cell office:value-type="float" office:value="200808">
            <text:p>200808</text:p>
          </table:table-cell>
          <table:table-cell office:value-type="float" office:value="3358">
            <text:p>3358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office:value-type="float" office:value="200809">
            <text:p>200809</text:p>
          </table:table-cell>
          <table:table-cell office:value-type="float" office:value="4134">
            <text:p>4134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200810">
            <text:p>200810</text:p>
          </table:table-cell>
          <table:table-cell office:value-type="float" office:value="4850">
            <text:p>4850</text:p>
          </table:table-cell>
          <table:table-cell office:value-type="float" office:value="2699">
            <text:p>2699</text:p>
          </table:table-cell>
        </table:table-row>
        <table:table-row table:style-name="ro1">
          <table:table-cell office:value-type="float" office:value="200811">
            <text:p>200811</text:p>
          </table:table-cell>
          <table:table-cell office:value-type="float" office:value="5057">
            <text:p>5057</text:p>
          </table:table-cell>
          <table:table-cell office:value-type="float" office:value="2639">
            <text:p>2639</text:p>
          </table:table-cell>
        </table:table-row>
        <table:table-row table:style-name="ro1">
          <table:table-cell office:value-type="float" office:value="200812">
            <text:p>200812</text:p>
          </table:table-cell>
          <table:table-cell office:value-type="float" office:value="5780">
            <text:p>5780</text:p>
          </table:table-cell>
          <table:table-cell office:value-type="float" office:value="3240">
            <text:p>3240</text:p>
          </table:table-cell>
        </table:table-row>
        <table:table-row table:style-name="ro1">
          <table:table-cell office:value-type="float" office:value="200901">
            <text:p>200901</text:p>
          </table:table-cell>
          <table:table-cell office:value-type="float" office:value="6775">
            <text:p>6775</text:p>
          </table:table-cell>
          <table:table-cell office:value-type="float" office:value="3897">
            <text:p>3897</text:p>
          </table:table-cell>
        </table:table-row>
        <table:table-row table:style-name="ro1">
          <table:table-cell office:value-type="float" office:value="200902">
            <text:p>200902</text:p>
          </table:table-cell>
          <table:table-cell office:value-type="float" office:value="7741">
            <text:p>7741</text:p>
          </table:table-cell>
          <table:table-cell office:value-type="float" office:value="4245">
            <text:p>4245</text:p>
          </table:table-cell>
        </table:table-row>
        <table:table-row table:style-name="ro1">
          <table:table-cell office:value-type="float" office:value="200903">
            <text:p>200903</text:p>
          </table:table-cell>
          <table:table-cell office:value-type="float" office:value="9582">
            <text:p>9582</text:p>
          </table:table-cell>
          <table:table-cell office:value-type="float" office:value="4879">
            <text:p>4879</text:p>
          </table:table-cell>
        </table:table-row>
        <table:table-row table:style-name="ro1">
          <table:table-cell office:value-type="float" office:value="200904">
            <text:p>200904</text:p>
          </table:table-cell>
          <table:table-cell office:value-type="float" office:value="10014">
            <text:p>10014</text:p>
          </table:table-cell>
          <table:table-cell office:value-type="float" office:value="4795">
            <text:p>4795</text:p>
          </table:table-cell>
        </table:table-row>
        <table:table-row table:style-name="ro1">
          <table:table-cell office:value-type="float" office:value="200905">
            <text:p>200905</text:p>
          </table:table-cell>
          <table:table-cell office:value-type="float" office:value="10179">
            <text:p>10179</text:p>
          </table:table-cell>
          <table:table-cell office:value-type="float" office:value="4653">
            <text:p>4653</text:p>
          </table:table-cell>
        </table:table-row>
        <table:table-row table:style-name="ro1">
          <table:table-cell office:value-type="float" office:value="200906">
            <text:p>200906</text:p>
          </table:table-cell>
          <table:table-cell office:value-type="float" office:value="9481">
            <text:p>9481</text:p>
          </table:table-cell>
          <table:table-cell office:value-type="float" office:value="4582">
            <text:p>4582</text:p>
          </table:table-cell>
        </table:table-row>
        <table:table-row table:style-name="ro1">
          <table:table-cell office:value-type="float" office:value="200907">
            <text:p>200907</text:p>
          </table:table-cell>
          <table:table-cell office:value-type="float" office:value="9723">
            <text:p>9723</text:p>
          </table:table-cell>
          <table:table-cell office:value-type="float" office:value="4757">
            <text:p>4757</text:p>
          </table:table-cell>
        </table:table-row>
        <table:table-row table:style-name="ro1">
          <table:table-cell office:value-type="float" office:value="200908">
            <text:p>200908</text:p>
          </table:table-cell>
          <table:table-cell office:value-type="float" office:value="10352">
            <text:p>10352</text:p>
          </table:table-cell>
          <table:table-cell office:value-type="float" office:value="5004">
            <text:p>5004</text:p>
          </table:table-cell>
        </table:table-row>
        <table:table-row table:style-name="ro1">
          <table:table-cell office:value-type="float" office:value="200909">
            <text:p>200909</text:p>
          </table:table-cell>
          <table:table-cell office:value-type="float" office:value="11114">
            <text:p>11114</text:p>
          </table:table-cell>
          <table:table-cell office:value-type="float" office:value="5354">
            <text:p>5354</text:p>
          </table:table-cell>
        </table:table-row>
        <table:table-row table:style-name="ro1">
          <table:table-cell office:value-type="float" office:value="200910">
            <text:p>200910</text:p>
          </table:table-cell>
          <table:table-cell office:value-type="float" office:value="12871">
            <text:p>12871</text:p>
          </table:table-cell>
          <table:table-cell office:value-type="float" office:value="6132">
            <text:p>6132</text:p>
          </table:table-cell>
        </table:table-row>
        <table:table-row table:style-name="ro1">
          <table:table-cell office:value-type="float" office:value="200911">
            <text:p>200911</text:p>
          </table:table-cell>
          <table:table-cell office:value-type="float" office:value="12044">
            <text:p>12044</text:p>
          </table:table-cell>
          <table:table-cell office:value-type="float" office:value="5806">
            <text:p>5806</text:p>
          </table:table-cell>
        </table:table-row>
        <table:table-row table:style-name="ro1">
          <table:table-cell office:value-type="float" office:value="200912">
            <text:p>200912</text:p>
          </table:table-cell>
          <table:table-cell office:value-type="float" office:value="12431">
            <text:p>12431</text:p>
          </table:table-cell>
          <table:table-cell office:value-type="float" office:value="5838">
            <text:p>5838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17569">
            <text:p>17569</text:p>
          </table:table-cell>
          <table:table-cell office:value-type="float" office:value="7922">
            <text:p>7922</text:p>
          </table:table-cell>
        </table:table-row>
        <table:table-row table:style-name="ro1">
          <table:table-cell office:value-type="float" office:value="201002">
            <text:p>201002</text:p>
          </table:table-cell>
          <table:table-cell office:value-type="float" office:value="18170">
            <text:p>18170</text:p>
          </table:table-cell>
          <table:table-cell office:value-type="float" office:value="8240">
            <text:p>8240</text:p>
          </table:table-cell>
        </table:table-row>
        <table:table-row table:style-name="ro1">
          <table:table-cell office:value-type="float" office:value="201003">
            <text:p>201003</text:p>
          </table:table-cell>
          <table:table-cell office:value-type="float" office:value="20672">
            <text:p>20672</text:p>
          </table:table-cell>
          <table:table-cell office:value-type="float" office:value="8706">
            <text:p>8706</text:p>
          </table:table-cell>
        </table:table-row>
        <table:table-row table:style-name="ro1">
          <table:table-cell office:value-type="float" office:value="201004">
            <text:p>201004</text:p>
          </table:table-cell>
          <table:table-cell office:value-type="float" office:value="21149">
            <text:p>21149</text:p>
          </table:table-cell>
          <table:table-cell office:value-type="float" office:value="8678">
            <text:p>8678</text:p>
          </table:table-cell>
        </table:table-row>
        <table:table-row table:style-name="ro1">
          <table:table-cell office:value-type="float" office:value="201005">
            <text:p>201005</text:p>
          </table:table-cell>
          <table:table-cell office:value-type="float" office:value="27302">
            <text:p>27302</text:p>
          </table:table-cell>
          <table:table-cell office:value-type="float" office:value="9474">
            <text:p>9474</text:p>
          </table:table-cell>
        </table:table-row>
        <table:table-row table:style-name="ro1">
          <table:table-cell office:value-type="float" office:value="201006">
            <text:p>201006</text:p>
          </table:table-cell>
          <table:table-cell office:value-type="float" office:value="25311">
            <text:p>25311</text:p>
          </table:table-cell>
          <table:table-cell office:value-type="float" office:value="9657">
            <text:p>9657</text:p>
          </table:table-cell>
        </table:table-row>
        <table:table-row table:style-name="ro1">
          <table:table-cell office:value-type="float" office:value="201007">
            <text:p>201007</text:p>
          </table:table-cell>
          <table:table-cell office:value-type="float" office:value="28170">
            <text:p>28170</text:p>
          </table:table-cell>
          <table:table-cell office:value-type="float" office:value="10478">
            <text:p>10478</text:p>
          </table:table-cell>
        </table:table-row>
        <table:table-row table:style-name="ro1">
          <table:table-cell office:value-type="float" office:value="201008">
            <text:p>201008</text:p>
          </table:table-cell>
          <table:table-cell office:value-type="float" office:value="30465">
            <text:p>30465</text:p>
          </table:table-cell>
          <table:table-cell office:value-type="float" office:value="11420">
            <text:p>11420</text:p>
          </table:table-cell>
        </table:table-row>
        <table:table-row table:style-name="ro1">
          <table:table-cell office:value-type="float" office:value="201009">
            <text:p>201009</text:p>
          </table:table-cell>
          <table:table-cell office:value-type="float" office:value="38117">
            <text:p>38117</text:p>
          </table:table-cell>
          <table:table-cell office:value-type="float" office:value="12982">
            <text:p>12982</text:p>
          </table:table-cell>
        </table:table-row>
        <table:table-row table:style-name="ro1">
          <table:table-cell office:value-type="float" office:value="201010">
            <text:p>201010</text:p>
          </table:table-cell>
          <table:table-cell office:value-type="float" office:value="37157">
            <text:p>37157</text:p>
          </table:table-cell>
          <table:table-cell office:value-type="float" office:value="13882">
            <text:p>13882</text:p>
          </table:table-cell>
        </table:table-row>
        <table:table-row table:style-name="ro1">
          <table:table-cell office:value-type="float" office:value="201011">
            <text:p>201011</text:p>
          </table:table-cell>
          <table:table-cell office:value-type="float" office:value="39431">
            <text:p>39431</text:p>
          </table:table-cell>
          <table:table-cell office:value-type="float" office:value="14240">
            <text:p>14240</text:p>
          </table:table-cell>
        </table:table-row>
        <table:table-row table:style-name="ro1">
          <table:table-cell office:value-type="float" office:value="201012">
            <text:p>201012</text:p>
          </table:table-cell>
          <table:table-cell office:value-type="float" office:value="36772">
            <text:p>36772</text:p>
          </table:table-cell>
          <table:table-cell office:value-type="float" office:value="12915">
            <text:p>12915</text:p>
          </table:table-cell>
        </table:table-row>
        <table:table-row table:style-name="ro1">
          <table:table-cell office:value-type="float" office:value="201101">
            <text:p>201101</text:p>
          </table:table-cell>
          <table:table-cell office:value-type="float" office:value="48107">
            <text:p>48107</text:p>
          </table:table-cell>
          <table:table-cell office:value-type="float" office:value="16678">
            <text:p>16678</text:p>
          </table:table-cell>
        </table:table-row>
        <table:table-row table:style-name="ro1">
          <table:table-cell office:value-type="float" office:value="201102">
            <text:p>201102</text:p>
          </table:table-cell>
          <table:table-cell office:value-type="float" office:value="47196">
            <text:p>47196</text:p>
          </table:table-cell>
          <table:table-cell office:value-type="float" office:value="16941">
            <text:p>16941</text:p>
          </table:table-cell>
        </table:table-row>
        <table:table-row table:style-name="ro1">
          <table:table-cell office:value-type="float" office:value="201103">
            <text:p>201103</text:p>
          </table:table-cell>
          <table:table-cell office:value-type="float" office:value="55885">
            <text:p>55885</text:p>
          </table:table-cell>
          <table:table-cell office:value-type="float" office:value="20002">
            <text:p>20002</text:p>
          </table:table-cell>
        </table:table-row>
        <table:table-row table:style-name="ro1">
          <table:table-cell office:value-type="float" office:value="201104">
            <text:p>201104</text:p>
          </table:table-cell>
          <table:table-cell office:value-type="float" office:value="55506">
            <text:p>55506</text:p>
          </table:table-cell>
          <table:table-cell office:value-type="float" office:value="19601">
            <text:p>19601</text:p>
          </table:table-cell>
        </table:table-row>
        <table:table-row table:style-name="ro1">
          <table:table-cell office:value-type="float" office:value="201105">
            <text:p>201105</text:p>
          </table:table-cell>
          <table:table-cell office:value-type="float" office:value="57488">
            <text:p>57488</text:p>
          </table:table-cell>
          <table:table-cell office:value-type="float" office:value="19828">
            <text:p>19828</text:p>
          </table:table-cell>
        </table:table-row>
        <table:table-row table:style-name="ro1">
          <table:table-cell office:value-type="float" office:value="201106">
            <text:p>201106</text:p>
          </table:table-cell>
          <table:table-cell office:value-type="float" office:value="62444">
            <text:p>62444</text:p>
          </table:table-cell>
          <table:table-cell office:value-type="float" office:value="22262">
            <text:p>22262</text:p>
          </table:table-cell>
        </table:table-row>
        <table:table-row table:style-name="ro1">
          <table:table-cell office:value-type="float" office:value="201107">
            <text:p>201107</text:p>
          </table:table-cell>
          <table:table-cell office:value-type="float" office:value="59976">
            <text:p>59976</text:p>
          </table:table-cell>
          <table:table-cell office:value-type="float" office:value="20620">
            <text:p>20620</text:p>
          </table:table-cell>
        </table:table-row>
        <table:table-row table:style-name="ro1">
          <table:table-cell office:value-type="float" office:value="201108">
            <text:p>201108</text:p>
          </table:table-cell>
          <table:table-cell office:value-type="float" office:value="64364">
            <text:p>64364</text:p>
          </table:table-cell>
          <table:table-cell office:value-type="float" office:value="21591">
            <text:p>21591</text:p>
          </table:table-cell>
        </table:table-row>
        <table:table-row table:style-name="ro1">
          <table:table-cell office:value-type="float" office:value="201109">
            <text:p>201109</text:p>
          </table:table-cell>
          <table:table-cell office:value-type="float" office:value="72046">
            <text:p>72046</text:p>
          </table:table-cell>
          <table:table-cell office:value-type="float" office:value="24499">
            <text:p>24499</text:p>
          </table:table-cell>
        </table:table-row>
        <table:table-row table:style-name="ro1">
          <table:table-cell office:value-type="float" office:value="201110">
            <text:p>201110</text:p>
          </table:table-cell>
          <table:table-cell office:value-type="float" office:value="66165">
            <text:p>66165</text:p>
          </table:table-cell>
          <table:table-cell office:value-type="float" office:value="23257">
            <text:p>23257</text:p>
          </table:table-cell>
        </table:table-row>
        <table:table-row table:style-name="ro1">
          <table:table-cell office:value-type="float" office:value="201111">
            <text:p>201111</text:p>
          </table:table-cell>
          <table:table-cell office:value-type="float" office:value="64244">
            <text:p>64244</text:p>
          </table:table-cell>
          <table:table-cell office:value-type="float" office:value="23823">
            <text:p>23823</text:p>
          </table:table-cell>
        </table:table-row>
        <table:table-row table:style-name="ro1">
          <table:table-cell office:value-type="float" office:value="201112">
            <text:p>201112</text:p>
          </table:table-cell>
          <table:table-cell office:value-type="float" office:value="59582">
            <text:p>59582</text:p>
          </table:table-cell>
          <table:table-cell office:value-type="float" office:value="21448">
            <text:p>21448</text:p>
          </table:table-cell>
        </table:table-row>
        <table:table-row table:style-name="ro1">
          <table:table-cell office:value-type="float" office:value="201201">
            <text:p>201201</text:p>
          </table:table-cell>
          <table:table-cell office:value-type="float" office:value="94404">
            <text:p>94404</text:p>
          </table:table-cell>
          <table:table-cell office:value-type="float" office:value="28149">
            <text:p>28149</text:p>
          </table:table-cell>
        </table:table-row>
        <table:table-row table:style-name="ro1">
          <table:table-cell office:value-type="float" office:value="201202">
            <text:p>201202</text:p>
          </table:table-cell>
          <table:table-cell office:value-type="float" office:value="80241">
            <text:p>80241</text:p>
          </table:table-cell>
          <table:table-cell office:value-type="float" office:value="29442">
            <text:p>29442</text:p>
          </table:table-cell>
        </table:table-row>
        <table:table-row table:style-name="ro1">
          <table:table-cell office:value-type="float" office:value="201203">
            <text:p>201203</text:p>
          </table:table-cell>
          <table:table-cell office:value-type="float" office:value="100643">
            <text:p>100643</text:p>
          </table:table-cell>
          <table:table-cell office:value-type="float" office:value="32541">
            <text:p>32541</text:p>
          </table:table-cell>
        </table:table-row>
        <table:table-row table:style-name="ro1">
          <table:table-cell office:value-type="float" office:value="201204">
            <text:p>201204</text:p>
          </table:table-cell>
          <table:table-cell office:value-type="float" office:value="88761">
            <text:p>88761</text:p>
          </table:table-cell>
          <table:table-cell office:value-type="float" office:value="29574">
            <text:p>29574</text:p>
          </table:table-cell>
        </table:table-row>
        <table:table-row table:style-name="ro1">
          <table:table-cell office:value-type="float" office:value="201205">
            <text:p>201205</text:p>
          </table:table-cell>
          <table:table-cell office:value-type="float" office:value="98746">
            <text:p>98746</text:p>
          </table:table-cell>
          <table:table-cell office:value-type="float" office:value="32706">
            <text:p>32706</text:p>
          </table:table-cell>
        </table:table-row>
        <table:table-row table:style-name="ro1">
          <table:table-cell office:value-type="float" office:value="201206">
            <text:p>201206</text:p>
          </table:table-cell>
          <table:table-cell office:value-type="float" office:value="94302">
            <text:p>94302</text:p>
          </table:table-cell>
          <table:table-cell office:value-type="float" office:value="31616">
            <text:p>31616</text:p>
          </table:table-cell>
        </table:table-row>
        <table:table-row table:style-name="ro1">
          <table:table-cell office:value-type="float" office:value="201207">
            <text:p>201207</text:p>
          </table:table-cell>
          <table:table-cell office:value-type="float" office:value="148888">
            <text:p>148888</text:p>
          </table:table-cell>
          <table:table-cell office:value-type="float" office:value="37187">
            <text:p>37187</text:p>
          </table:table-cell>
        </table:table-row>
        <table:table-row table:style-name="ro1">
          <table:table-cell office:value-type="float" office:value="201208">
            <text:p>201208</text:p>
          </table:table-cell>
          <table:table-cell office:value-type="float" office:value="158899">
            <text:p>158899</text:p>
          </table:table-cell>
          <table:table-cell office:value-type="float" office:value="35443">
            <text:p>35443</text:p>
          </table:table-cell>
        </table:table-row>
        <table:table-row table:style-name="ro1">
          <table:table-cell office:value-type="float" office:value="201209">
            <text:p>201209</text:p>
          </table:table-cell>
          <table:table-cell office:value-type="float" office:value="173423">
            <text:p>173423</text:p>
          </table:table-cell>
          <table:table-cell office:value-type="float" office:value="37288">
            <text:p>37288</text:p>
          </table:table-cell>
        </table:table-row>
        <table:table-row table:style-name="ro1">
          <table:table-cell office:value-type="float" office:value="201210">
            <text:p>201210</text:p>
          </table:table-cell>
          <table:table-cell office:value-type="float" office:value="226372">
            <text:p>226372</text:p>
          </table:table-cell>
          <table:table-cell office:value-type="float" office:value="41410">
            <text:p>41410</text:p>
          </table:table-cell>
        </table:table-row>
        <table:table-row table:style-name="ro1">
          <table:table-cell office:value-type="float" office:value="201211">
            <text:p>201211</text:p>
          </table:table-cell>
          <table:table-cell office:value-type="float" office:value="234438">
            <text:p>234438</text:p>
          </table:table-cell>
          <table:table-cell office:value-type="float" office:value="40820">
            <text:p>40820</text:p>
          </table:table-cell>
        </table:table-row>
        <table:table-row table:style-name="ro1">
          <table:table-cell office:value-type="float" office:value="201212">
            <text:p>201212</text:p>
          </table:table-cell>
          <table:table-cell office:value-type="float" office:value="221282">
            <text:p>221282</text:p>
          </table:table-cell>
          <table:table-cell office:value-type="float" office:value="39326">
            <text:p>39326</text:p>
          </table:table-cell>
        </table:table-row>
        <table:table-row table:style-name="ro1">
          <table:table-cell office:value-type="float" office:value="201301">
            <text:p>201301</text:p>
          </table:table-cell>
          <table:table-cell office:value-type="float" office:value="275768">
            <text:p>275768</text:p>
          </table:table-cell>
          <table:table-cell office:value-type="float" office:value="57896">
            <text:p>57896</text:p>
          </table:table-cell>
        </table:table-row>
        <table:table-row table:style-name="ro1">
          <table:table-cell office:value-type="float" office:value="201302">
            <text:p>201302</text:p>
          </table:table-cell>
          <table:table-cell office:value-type="float" office:value="282566">
            <text:p>282566</text:p>
          </table:table-cell>
          <table:table-cell office:value-type="float" office:value="50568">
            <text:p>50568</text:p>
          </table:table-cell>
        </table:table-row>
        <table:table-row table:style-name="ro1">
          <table:table-cell office:value-type="float" office:value="201303">
            <text:p>201303</text:p>
          </table:table-cell>
          <table:table-cell office:value-type="float" office:value="282675">
            <text:p>282675</text:p>
          </table:table-cell>
          <table:table-cell office:value-type="float" office:value="57817">
            <text:p>57817</text:p>
          </table:table-cell>
        </table:table-row>
        <table:table-row table:style-name="ro1">
          <table:table-cell office:value-type="float" office:value="201304">
            <text:p>201304</text:p>
          </table:table-cell>
          <table:table-cell office:value-type="float" office:value="278399">
            <text:p>278399</text:p>
          </table:table-cell>
          <table:table-cell office:value-type="float" office:value="53836">
            <text:p>53836</text:p>
          </table:table-cell>
        </table:table-row>
        <table:table-row table:style-name="ro1">
          <table:table-cell office:value-type="float" office:value="201305">
            <text:p>201305</text:p>
          </table:table-cell>
          <table:table-cell office:value-type="float" office:value="270258">
            <text:p>270258</text:p>
          </table:table-cell>
          <table:table-cell office:value-type="float" office:value="51308">
            <text:p>51308</text:p>
          </table:table-cell>
        </table:table-row>
        <table:table-row table:style-name="ro1">
          <table:table-cell office:value-type="float" office:value="201306">
            <text:p>201306</text:p>
          </table:table-cell>
          <table:table-cell office:value-type="float" office:value="307778">
            <text:p>307778</text:p>
          </table:table-cell>
          <table:table-cell office:value-type="float" office:value="48953">
            <text:p>48953</text:p>
          </table:table-cell>
        </table:table-row>
        <table:table-row table:style-name="ro1">
          <table:table-cell office:value-type="float" office:value="201307">
            <text:p>201307</text:p>
          </table:table-cell>
          <table:table-cell office:value-type="float" office:value="230110">
            <text:p>230110</text:p>
          </table:table-cell>
          <table:table-cell office:value-type="float" office:value="50881">
            <text:p>50881</text:p>
          </table:table-cell>
        </table:table-row>
        <table:table-row table:style-name="ro1">
          <table:table-cell office:value-type="float" office:value="201308">
            <text:p>201308</text:p>
          </table:table-cell>
          <table:table-cell office:value-type="float" office:value="216507">
            <text:p>216507</text:p>
          </table:table-cell>
          <table:table-cell office:value-type="float" office:value="50601">
            <text:p>50601</text:p>
          </table:table-cell>
        </table:table-row>
        <table:table-row table:style-name="ro1">
          <table:table-cell office:value-type="float" office:value="201309">
            <text:p>201309</text:p>
          </table:table-cell>
          <table:table-cell office:value-type="float" office:value="219538">
            <text:p>219538</text:p>
          </table:table-cell>
          <table:table-cell office:value-type="float" office:value="55929">
            <text:p>55929</text:p>
          </table:table-cell>
        </table:table-row>
        <table:table-row table:style-name="ro1">
          <table:table-cell office:value-type="float" office:value="201310">
            <text:p>201310</text:p>
          </table:table-cell>
          <table:table-cell office:value-type="float" office:value="239598">
            <text:p>239598</text:p>
          </table:table-cell>
          <table:table-cell office:value-type="float" office:value="60630">
            <text:p>60630</text:p>
          </table:table-cell>
        </table:table-row>
        <table:table-row table:style-name="ro1">
          <table:table-cell office:value-type="float" office:value="201311">
            <text:p>201311</text:p>
          </table:table-cell>
          <table:table-cell office:value-type="float" office:value="241763">
            <text:p>241763</text:p>
          </table:table-cell>
          <table:table-cell office:value-type="float" office:value="56606">
            <text:p>56606</text:p>
          </table:table-cell>
        </table:table-row>
        <table:table-row table:style-name="ro1">
          <table:table-cell office:value-type="float" office:value="201312">
            <text:p>201312</text:p>
          </table:table-cell>
          <table:table-cell office:value-type="float" office:value="213973">
            <text:p>213973</text:p>
          </table:table-cell>
          <table:table-cell office:value-type="float" office:value="48405">
            <text:p>48405</text:p>
          </table:table-cell>
        </table:table-row>
        <table:table-row table:style-name="ro1">
          <table:table-cell office:value-type="float" office:value="201401">
            <text:p>201401</text:p>
          </table:table-cell>
          <table:table-cell office:value-type="float" office:value="255851">
            <text:p>255851</text:p>
          </table:table-cell>
          <table:table-cell office:value-type="float" office:value="63264">
            <text:p>63264</text:p>
          </table:table-cell>
        </table:table-row>
        <table:table-row table:style-name="ro1">
          <table:table-cell office:value-type="float" office:value="201402">
            <text:p>201402</text:p>
          </table:table-cell>
          <table:table-cell office:value-type="float" office:value="255464">
            <text:p>255464</text:p>
          </table:table-cell>
          <table:table-cell office:value-type="float" office:value="62648">
            <text:p>62648</text:p>
          </table:table-cell>
        </table:table-row>
        <table:table-row table:style-name="ro1">
          <table:table-cell office:value-type="float" office:value="201403">
            <text:p>201403</text:p>
          </table:table-cell>
          <table:table-cell office:value-type="float" office:value="292666">
            <text:p>292666</text:p>
          </table:table-cell>
          <table:table-cell office:value-type="float" office:value="72190">
            <text:p>72190</text:p>
          </table:table-cell>
        </table:table-row>
        <table:table-row table:style-name="ro1">
          <table:table-cell office:value-type="float" office:value="201404">
            <text:p>201404</text:p>
          </table:table-cell>
          <table:table-cell office:value-type="float" office:value="326105">
            <text:p>326105</text:p>
          </table:table-cell>
          <table:table-cell office:value-type="float" office:value="73383">
            <text:p>73383</text:p>
          </table:table-cell>
        </table:table-row>
        <table:table-row table:style-name="ro1">
          <table:table-cell office:value-type="float" office:value="201405">
            <text:p>201405</text:p>
          </table:table-cell>
          <table:table-cell office:value-type="float" office:value="295996">
            <text:p>295996</text:p>
          </table:table-cell>
          <table:table-cell office:value-type="float" office:value="70279">
            <text:p>70279</text:p>
          </table:table-cell>
        </table:table-row>
        <table:table-row table:style-name="ro1">
          <table:table-cell office:value-type="float" office:value="201406">
            <text:p>201406</text:p>
          </table:table-cell>
          <table:table-cell office:value-type="float" office:value="267350">
            <text:p>267350</text:p>
          </table:table-cell>
          <table:table-cell office:value-type="float" office:value="68067">
            <text:p>68067</text:p>
          </table:table-cell>
        </table:table-row>
        <table:table-row table:style-name="ro1">
          <table:table-cell office:value-type="float" office:value="201407">
            <text:p>201407</text:p>
          </table:table-cell>
          <table:table-cell office:value-type="float" office:value="286930">
            <text:p>286930</text:p>
          </table:table-cell>
          <table:table-cell office:value-type="float" office:value="74520">
            <text:p>74520</text:p>
          </table:table-cell>
        </table:table-row>
        <table:table-row table:style-name="ro1">
          <table:table-cell office:value-type="float" office:value="201408">
            <text:p>201408</text:p>
          </table:table-cell>
          <table:table-cell office:value-type="float" office:value="277554">
            <text:p>277554</text:p>
          </table:table-cell>
          <table:table-cell office:value-type="float" office:value="82553">
            <text:p>82553</text:p>
          </table:table-cell>
        </table:table-row>
        <table:table-row table:style-name="ro1">
          <table:table-cell office:value-type="float" office:value="201409">
            <text:p>201409</text:p>
          </table:table-cell>
          <table:table-cell office:value-type="float" office:value="362699">
            <text:p>362699</text:p>
          </table:table-cell>
          <table:table-cell office:value-type="float" office:value="124683">
            <text:p>124683</text:p>
          </table:table-cell>
        </table:table-row>
        <table:table-row table:style-name="ro1">
          <table:table-cell office:value-type="float" office:value="201410">
            <text:p>201410</text:p>
          </table:table-cell>
          <table:table-cell table:number-columns-repeated="2" office:value-type="float" office:value="504109">
            <text:p>504109</text:p>
          </table:table-cell>
        </table:table-row>
        <table:table-row table:style-name="ro1">
          <table:table-cell office:value-type="float" office:value="201411">
            <text:p>201411</text:p>
          </table:table-cell>
          <table:table-cell table:number-columns-repeated="2" office:value-type="float" office:value="517200">
            <text:p>517200</text:p>
          </table:table-cell>
        </table:table-row>
        <table:table-row table:style-name="ro1">
          <table:table-cell office:value-type="float" office:value="201412">
            <text:p>201412</text:p>
          </table:table-cell>
          <table:table-cell table:number-columns-repeated="2" office:value-type="float" office:value="308523">
            <text:p>308523</text:p>
          </table:table-cell>
        </table:table-row>
        <table:table-row table:style-name="ro1" table:number-rows-repeated="104848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方正宋体" svg:font-family="方正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lbany AMT" fo:language="en" fo:country="US" style:font-name-asian="Albany AMT1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方正宋体" style:font-name-complex="Albany AMT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00／00／00</text:date>, <text:time style:data-style-name="N2" text:time-value="0000-00-00T06:00:0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06:02:04</dc:date>
    <meta:generator>LibreOffice/4.0-26$Linux_X86_64 LibreOffice_project/400m0$Build-326</meta:generator>
    <meta:editing-duration>PT1M21S</meta:editing-duration>
    <meta:editing-cycles>3</meta:editing-cycles>
    <meta:document-statistic meta:table-count="1" meta:cell-count="2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25cm" svg:height="12.726cm" xlink:href=".." xlink:type="simple" chart:class="chart:bar" chart:style-name="ch1">
        <chart:title svg:x="9.113cm" svg:y="0.212cm" chart:style-name="ch2">
          <text:p>Github每月新增帐号统计</text:p>
        </chart:title>
        <chart:subtitle svg:x="9.97cm" svg:y="1.093cm" chart:style-name="ch3">
          <text:p>2007-10~2014-12</text:p>
        </chart:subtitle>
        <chart:legend chart:legend-position="end" svg:x="19.799cm" svg:y="5.788cm" style:legend-expansion="high" chart:style-name="ch4"/>
        <chart:plot-area chart:style-name="ch5" table:cell-range-address="工作表1.A1:工作表1.C88" chart:data-source-has-labels="both" svg:x="1.149cm" svg:y="1.928cm" svg:width="18.374cm" svg:height="9.741cm">
          <chartooo:coordinate-region svg:x="2.511cm" svg:y="2.127cm" svg:width="17.012cm" svg:height="8.226cm"/>
          <chart:axis chart:dimension="x" chart:name="primary-x" chart:style-name="ch6" chartooo:axis-type="auto">
            <chartooo:date-scale/>
            <chart:title svg:x="9.961cm" svg:y="11.745cm" chart:style-name="ch7">
              <text:p>月份</text:p>
            </chart:title>
            <chart:categories table:cell-range-address="工作表1.A2:工作表1.A88"/>
          </chart:axis>
          <chart:axis chart:dimension="y" chart:name="primary-y" chart:style-name="ch8">
            <chart:title svg:x="0.451cm" svg:y="7.49cm" chart:style-name="ch9">
              <text:p>帐号数量</text:p>
            </chart:title>
            <chart:grid chart:style-name="ch10" chart:class="major"/>
          </chart:axis>
          <chart:series chart:style-name="ch11" chart:values-cell-range-address="工作表1.B2:工作表1.B88" chart:label-cell-address="工作表1.B1:工作表1.B1" chart:class="chart:bar">
            <chart:data-point chart:repeated="87"/>
          </chart:series>
          <chart:series chart:style-name="ch12" chart:values-cell-range-address="工作表1.C2:工作表1.C88" chart:label-cell-address="工作表1.C1:工作表1.C1" chart:class="chart:bar">
            <chart:data-point chart:repeated="8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公开帐号</text:p>
                <draw:g>
                  <svg:desc>工作表1.B1:工作表1.B1</svg:desc>
                </draw:g>
              </table:table-cell>
              <table:table-cell office:value-type="string">
                <text:p>最近3个月使用过</text:p>
                <draw:g>
                  <svg:desc>工作表1.C1:工作表1.C1</svg:desc>
                </draw:g>
              </table:table-cell>
            </table:table-row>
          </table:table-header-rows>
          <table:table-rows>
            <table:table-row>
              <table:table-cell office:value-type="float" office:value="200710">
                <text:p>200710</text:p>
                <draw:g>
                  <svg:desc>工作表1.A2:工作表1.A88</svg:desc>
                </draw:g>
              </table:table-cell>
              <table:table-cell office:value-type="float" office:value="3">
                <text:p>3</text:p>
                <draw:g>
                  <svg:desc>工作表1.B2:工作表1.B88</svg:desc>
                </draw:g>
              </table:table-cell>
              <table:table-cell office:value-type="float" office:value="3">
                <text:p>3</text:p>
                <draw:g>
                  <svg:desc>工作表1.C2:工作表1.C88</svg:desc>
                </draw:g>
              </table:table-cell>
            </table:table-row>
            <table:table-row>
              <table:table-cell office:value-type="float" office:value="200711">
                <text:p>200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12">
                <text:p>200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01">
                <text:p>200800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802">
                <text:p>200800</text:p>
              </table:table-cell>
              <table:table-cell office:value-type="float" office:value="1679">
                <text:p>167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200803">
                <text:p>200800</text:p>
              </table:table-cell>
              <table:table-cell office:value-type="float" office:value="2261">
                <text:p>2261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200804">
                <text:p>200800</text:p>
              </table:table-cell>
              <table:table-cell office:value-type="float" office:value="4570">
                <text:p>4570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float" office:value="200805">
                <text:p>200810</text:p>
              </table:table-cell>
              <table:table-cell office:value-type="float" office:value="3019">
                <text:p>3019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float" office:value="200806">
                <text:p>200810</text:p>
              </table:table-cell>
              <table:table-cell office:value-type="float" office:value="3308">
                <text:p>3308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float" office:value="200807">
                <text:p>200810</text:p>
              </table:table-cell>
              <table:table-cell office:value-type="float" office:value="3369">
                <text:p>336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200808">
                <text:p>200810</text:p>
              </table:table-cell>
              <table:table-cell office:value-type="float" office:value="3358">
                <text:p>3358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float" office:value="200809">
                <text:p>200810</text:p>
              </table:table-cell>
              <table:table-cell office:value-type="float" office:value="4134">
                <text:p>4134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float" office:value="200810">
                <text:p>200810</text:p>
              </table:table-cell>
              <table:table-cell office:value-type="float" office:value="4850">
                <text:p>4850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float" office:value="200811">
                <text:p>200810</text:p>
              </table:table-cell>
              <table:table-cell office:value-type="float" office:value="5057">
                <text:p>5057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float" office:value="200812">
                <text:p>200810</text:p>
              </table:table-cell>
              <table:table-cell office:value-type="float" office:value="5780">
                <text:p>578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200901">
                <text:p>200900</text:p>
              </table:table-cell>
              <table:table-cell office:value-type="float" office:value="6775">
                <text:p>6775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float" office:value="200902">
                <text:p>200900</text:p>
              </table:table-cell>
              <table:table-cell office:value-type="float" office:value="7741">
                <text:p>7741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float" office:value="200903">
                <text:p>200900</text:p>
              </table:table-cell>
              <table:table-cell office:value-type="float" office:value="9582">
                <text:p>9582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float" office:value="200904">
                <text:p>200900</text:p>
              </table:table-cell>
              <table:table-cell office:value-type="float" office:value="10014">
                <text:p>10014</text:p>
              </table:table-cell>
              <table:table-cell office:value-type="float" office:value="4795">
                <text:p>4795</text:p>
              </table:table-cell>
            </table:table-row>
            <table:table-row>
              <table:table-cell office:value-type="float" office:value="200905">
                <text:p>200910</text:p>
              </table:table-cell>
              <table:table-cell office:value-type="float" office:value="10179">
                <text:p>10179</text:p>
              </table:table-cell>
              <table:table-cell office:value-type="float" office:value="4653">
                <text:p>4653</text:p>
              </table:table-cell>
            </table:table-row>
            <table:table-row>
              <table:table-cell office:value-type="float" office:value="200906">
                <text:p>200910</text:p>
              </table:table-cell>
              <table:table-cell office:value-type="float" office:value="9481">
                <text:p>9481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float" office:value="200907">
                <text:p>200910</text:p>
              </table:table-cell>
              <table:table-cell office:value-type="float" office:value="9723">
                <text:p>9723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float" office:value="200908">
                <text:p>200910</text:p>
              </table:table-cell>
              <table:table-cell office:value-type="float" office:value="10352">
                <text:p>10352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float" office:value="200909">
                <text:p>200910</text:p>
              </table:table-cell>
              <table:table-cell office:value-type="float" office:value="11114">
                <text:p>11114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float" office:value="200910">
                <text:p>200910</text:p>
              </table:table-cell>
              <table:table-cell office:value-type="float" office:value="12871">
                <text:p>12871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float" office:value="200911">
                <text:p>200910</text:p>
              </table:table-cell>
              <table:table-cell office:value-type="float" office:value="12044">
                <text:p>12044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float" office:value="200912">
                <text:p>200910</text:p>
              </table:table-cell>
              <table:table-cell office:value-type="float" office:value="12431">
                <text:p>12431</text:p>
              </table:table-cell>
              <table:table-cell office:value-type="float" office:value="5838">
                <text:p>5838</text:p>
              </table:table-cell>
            </table:table-row>
            <table:table-row>
              <table:table-cell office:value-type="float" office:value="201001">
                <text:p>201000</text:p>
              </table:table-cell>
              <table:table-cell office:value-type="float" office:value="17569">
                <text:p>17569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float" office:value="201002">
                <text:p>201000</text:p>
              </table:table-cell>
              <table:table-cell office:value-type="float" office:value="18170">
                <text:p>18170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float" office:value="201003">
                <text:p>201000</text:p>
              </table:table-cell>
              <table:table-cell office:value-type="float" office:value="20672">
                <text:p>20672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float" office:value="201004">
                <text:p>201000</text:p>
              </table:table-cell>
              <table:table-cell office:value-type="float" office:value="21149">
                <text:p>21149</text:p>
              </table:table-cell>
              <table:table-cell office:value-type="float" office:value="8678">
                <text:p>8678</text:p>
              </table:table-cell>
            </table:table-row>
            <table:table-row>
              <table:table-cell office:value-type="float" office:value="201005">
                <text:p>201010</text:p>
              </table:table-cell>
              <table:table-cell office:value-type="float" office:value="27302">
                <text:p>27302</text:p>
              </table:table-cell>
              <table:table-cell office:value-type="float" office:value="9474">
                <text:p>9474</text:p>
              </table:table-cell>
            </table:table-row>
            <table:table-row>
              <table:table-cell office:value-type="float" office:value="201006">
                <text:p>201010</text:p>
              </table:table-cell>
              <table:table-cell office:value-type="float" office:value="25311">
                <text:p>25311</text:p>
              </table:table-cell>
              <table:table-cell office:value-type="float" office:value="9657">
                <text:p>9657</text:p>
              </table:table-cell>
            </table:table-row>
            <table:table-row>
              <table:table-cell office:value-type="float" office:value="201007">
                <text:p>201010</text:p>
              </table:table-cell>
              <table:table-cell office:value-type="float" office:value="28170">
                <text:p>28170</text:p>
              </table:table-cell>
              <table:table-cell office:value-type="float" office:value="10478">
                <text:p>10478</text:p>
              </table:table-cell>
            </table:table-row>
            <table:table-row>
              <table:table-cell office:value-type="float" office:value="201008">
                <text:p>201010</text:p>
              </table:table-cell>
              <table:table-cell office:value-type="float" office:value="30465">
                <text:p>30465</text:p>
              </table:table-cell>
              <table:table-cell office:value-type="float" office:value="11420">
                <text:p>11420</text:p>
              </table:table-cell>
            </table:table-row>
            <table:table-row>
              <table:table-cell office:value-type="float" office:value="201009">
                <text:p>201010</text:p>
              </table:table-cell>
              <table:table-cell office:value-type="float" office:value="38117">
                <text:p>38117</text:p>
              </table:table-cell>
              <table:table-cell office:value-type="float" office:value="12982">
                <text:p>12982</text:p>
              </table:table-cell>
            </table:table-row>
            <table:table-row>
              <table:table-cell office:value-type="float" office:value="201010">
                <text:p>201010</text:p>
              </table:table-cell>
              <table:table-cell office:value-type="float" office:value="37157">
                <text:p>37157</text:p>
              </table:table-cell>
              <table:table-cell office:value-type="float" office:value="13882">
                <text:p>13882</text:p>
              </table:table-cell>
            </table:table-row>
            <table:table-row>
              <table:table-cell office:value-type="float" office:value="201011">
                <text:p>201010</text:p>
              </table:table-cell>
              <table:table-cell office:value-type="float" office:value="39431">
                <text:p>39431</text:p>
              </table:table-cell>
              <table:table-cell office:value-type="float" office:value="14240">
                <text:p>14240</text:p>
              </table:table-cell>
            </table:table-row>
            <table:table-row>
              <table:table-cell office:value-type="float" office:value="201012">
                <text:p>201010</text:p>
              </table:table-cell>
              <table:table-cell office:value-type="float" office:value="36772">
                <text:p>36772</text:p>
              </table:table-cell>
              <table:table-cell office:value-type="float" office:value="12915">
                <text:p>12915</text:p>
              </table:table-cell>
            </table:table-row>
            <table:table-row>
              <table:table-cell office:value-type="float" office:value="201101">
                <text:p>201100</text:p>
              </table:table-cell>
              <table:table-cell office:value-type="float" office:value="48107">
                <text:p>48107</text:p>
              </table:table-cell>
              <table:table-cell office:value-type="float" office:value="16678">
                <text:p>16678</text:p>
              </table:table-cell>
            </table:table-row>
            <table:table-row>
              <table:table-cell office:value-type="float" office:value="201102">
                <text:p>201100</text:p>
              </table:table-cell>
              <table:table-cell office:value-type="float" office:value="47196">
                <text:p>4719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float" office:value="201103">
                <text:p>201100</text:p>
              </table:table-cell>
              <table:table-cell office:value-type="float" office:value="55885">
                <text:p>55885</text:p>
              </table:table-cell>
              <table:table-cell office:value-type="float" office:value="20002">
                <text:p>20002</text:p>
              </table:table-cell>
            </table:table-row>
            <table:table-row>
              <table:table-cell office:value-type="float" office:value="201104">
                <text:p>201100</text:p>
              </table:table-cell>
              <table:table-cell office:value-type="float" office:value="55506">
                <text:p>55506</text:p>
              </table:table-cell>
              <table:table-cell office:value-type="float" office:value="19601">
                <text:p>19601</text:p>
              </table:table-cell>
            </table:table-row>
            <table:table-row>
              <table:table-cell office:value-type="float" office:value="201105">
                <text:p>201110</text:p>
              </table:table-cell>
              <table:table-cell office:value-type="float" office:value="57488">
                <text:p>57488</text:p>
              </table:table-cell>
              <table:table-cell office:value-type="float" office:value="19828">
                <text:p>19828</text:p>
              </table:table-cell>
            </table:table-row>
            <table:table-row>
              <table:table-cell office:value-type="float" office:value="201106">
                <text:p>201110</text:p>
              </table:table-cell>
              <table:table-cell office:value-type="float" office:value="62444">
                <text:p>62444</text:p>
              </table:table-cell>
              <table:table-cell office:value-type="float" office:value="22262">
                <text:p>22262</text:p>
              </table:table-cell>
            </table:table-row>
            <table:table-row>
              <table:table-cell office:value-type="float" office:value="201107">
                <text:p>201110</text:p>
              </table:table-cell>
              <table:table-cell office:value-type="float" office:value="59976">
                <text:p>59976</text:p>
              </table:table-cell>
              <table:table-cell office:value-type="float" office:value="20620">
                <text:p>20620</text:p>
              </table:table-cell>
            </table:table-row>
            <table:table-row>
              <table:table-cell office:value-type="float" office:value="201108">
                <text:p>201110</text:p>
              </table:table-cell>
              <table:table-cell office:value-type="float" office:value="64364">
                <text:p>64364</text:p>
              </table:table-cell>
              <table:table-cell office:value-type="float" office:value="21591">
                <text:p>21591</text:p>
              </table:table-cell>
            </table:table-row>
            <table:table-row>
              <table:table-cell office:value-type="float" office:value="201109">
                <text:p>201110</text:p>
              </table:table-cell>
              <table:table-cell office:value-type="float" office:value="72046">
                <text:p>72046</text:p>
              </table:table-cell>
              <table:table-cell office:value-type="float" office:value="24499">
                <text:p>24499</text:p>
              </table:table-cell>
            </table:table-row>
            <table:table-row>
              <table:table-cell office:value-type="float" office:value="201110">
                <text:p>201110</text:p>
              </table:table-cell>
              <table:table-cell office:value-type="float" office:value="66165">
                <text:p>66165</text:p>
              </table:table-cell>
              <table:table-cell office:value-type="float" office:value="23257">
                <text:p>23257</text:p>
              </table:table-cell>
            </table:table-row>
            <table:table-row>
              <table:table-cell office:value-type="float" office:value="201111">
                <text:p>201110</text:p>
              </table:table-cell>
              <table:table-cell office:value-type="float" office:value="64244">
                <text:p>64244</text:p>
              </table:table-cell>
              <table:table-cell office:value-type="float" office:value="23823">
                <text:p>23823</text:p>
              </table:table-cell>
            </table:table-row>
            <table:table-row>
              <table:table-cell office:value-type="float" office:value="201112">
                <text:p>201110</text:p>
              </table:table-cell>
              <table:table-cell office:value-type="float" office:value="59582">
                <text:p>59582</text:p>
              </table:table-cell>
              <table:table-cell office:value-type="float" office:value="21448">
                <text:p>21448</text:p>
              </table:table-cell>
            </table:table-row>
            <table:table-row>
              <table:table-cell office:value-type="float" office:value="201201">
                <text:p>201200</text:p>
              </table:table-cell>
              <table:table-cell office:value-type="float" office:value="94404">
                <text:p>94404</text:p>
              </table:table-cell>
              <table:table-cell office:value-type="float" office:value="28149">
                <text:p>28149</text:p>
              </table:table-cell>
            </table:table-row>
            <table:table-row>
              <table:table-cell office:value-type="float" office:value="201202">
                <text:p>201200</text:p>
              </table:table-cell>
              <table:table-cell office:value-type="float" office:value="80241">
                <text:p>80241</text:p>
              </table:table-cell>
              <table:table-cell office:value-type="float" office:value="29442">
                <text:p>29442</text:p>
              </table:table-cell>
            </table:table-row>
            <table:table-row>
              <table:table-cell office:value-type="float" office:value="201203">
                <text:p>201200</text:p>
              </table:table-cell>
              <table:table-cell office:value-type="float" office:value="100643">
                <text:p>100643</text:p>
              </table:table-cell>
              <table:table-cell office:value-type="float" office:value="32541">
                <text:p>32541</text:p>
              </table:table-cell>
            </table:table-row>
            <table:table-row>
              <table:table-cell office:value-type="float" office:value="201204">
                <text:p>201200</text:p>
              </table:table-cell>
              <table:table-cell office:value-type="float" office:value="88761">
                <text:p>88761</text:p>
              </table:table-cell>
              <table:table-cell office:value-type="float" office:value="29574">
                <text:p>29574</text:p>
              </table:table-cell>
            </table:table-row>
            <table:table-row>
              <table:table-cell office:value-type="float" office:value="201205">
                <text:p>201210</text:p>
              </table:table-cell>
              <table:table-cell office:value-type="float" office:value="98746">
                <text:p>98746</text:p>
              </table:table-cell>
              <table:table-cell office:value-type="float" office:value="32706">
                <text:p>32706</text:p>
              </table:table-cell>
            </table:table-row>
            <table:table-row>
              <table:table-cell office:value-type="float" office:value="201206">
                <text:p>201210</text:p>
              </table:table-cell>
              <table:table-cell office:value-type="float" office:value="94302">
                <text:p>94302</text:p>
              </table:table-cell>
              <table:table-cell office:value-type="float" office:value="31616">
                <text:p>31616</text:p>
              </table:table-cell>
            </table:table-row>
            <table:table-row>
              <table:table-cell office:value-type="float" office:value="201207">
                <text:p>201210</text:p>
              </table:table-cell>
              <table:table-cell office:value-type="float" office:value="148888">
                <text:p>148888</text:p>
              </table:table-cell>
              <table:table-cell office:value-type="float" office:value="37187">
                <text:p>37187</text:p>
              </table:table-cell>
            </table:table-row>
            <table:table-row>
              <table:table-cell office:value-type="float" office:value="201208">
                <text:p>201210</text:p>
              </table:table-cell>
              <table:table-cell office:value-type="float" office:value="158899">
                <text:p>158899</text:p>
              </table:table-cell>
              <table:table-cell office:value-type="float" office:value="35443">
                <text:p>35443</text:p>
              </table:table-cell>
            </table:table-row>
            <table:table-row>
              <table:table-cell office:value-type="float" office:value="201209">
                <text:p>201210</text:p>
              </table:table-cell>
              <table:table-cell office:value-type="float" office:value="173423">
                <text:p>173423</text:p>
              </table:table-cell>
              <table:table-cell office:value-type="float" office:value="37288">
                <text:p>37288</text:p>
              </table:table-cell>
            </table:table-row>
            <table:table-row>
              <table:table-cell office:value-type="float" office:value="201210">
                <text:p>201210</text:p>
              </table:table-cell>
              <table:table-cell office:value-type="float" office:value="226372">
                <text:p>226372</text:p>
              </table:table-cell>
              <table:table-cell office:value-type="float" office:value="41410">
                <text:p>41410</text:p>
              </table:table-cell>
            </table:table-row>
            <table:table-row>
              <table:table-cell office:value-type="float" office:value="201211">
                <text:p>201210</text:p>
              </table:table-cell>
              <table:table-cell office:value-type="float" office:value="234438">
                <text:p>234438</text:p>
              </table:table-cell>
              <table:table-cell office:value-type="float" office:value="40820">
                <text:p>40820</text:p>
              </table:table-cell>
            </table:table-row>
            <table:table-row>
              <table:table-cell office:value-type="float" office:value="201212">
                <text:p>201210</text:p>
              </table:table-cell>
              <table:table-cell office:value-type="float" office:value="221282">
                <text:p>221282</text:p>
              </table:table-cell>
              <table:table-cell office:value-type="float" office:value="39326">
                <text:p>39326</text:p>
              </table:table-cell>
            </table:table-row>
            <table:table-row>
              <table:table-cell office:value-type="float" office:value="201301">
                <text:p>201300</text:p>
              </table:table-cell>
              <table:table-cell office:value-type="float" office:value="275768">
                <text:p>275768</text:p>
              </table:table-cell>
              <table:table-cell office:value-type="float" office:value="57896">
                <text:p>57896</text:p>
              </table:table-cell>
            </table:table-row>
            <table:table-row>
              <table:table-cell office:value-type="float" office:value="201302">
                <text:p>201300</text:p>
              </table:table-cell>
              <table:table-cell office:value-type="float" office:value="282566">
                <text:p>282566</text:p>
              </table:table-cell>
              <table:table-cell office:value-type="float" office:value="50568">
                <text:p>50568</text:p>
              </table:table-cell>
            </table:table-row>
            <table:table-row>
              <table:table-cell office:value-type="float" office:value="201303">
                <text:p>201300</text:p>
              </table:table-cell>
              <table:table-cell office:value-type="float" office:value="282675">
                <text:p>282675</text:p>
              </table:table-cell>
              <table:table-cell office:value-type="float" office:value="57817">
                <text:p>57817</text:p>
              </table:table-cell>
            </table:table-row>
            <table:table-row>
              <table:table-cell office:value-type="float" office:value="201304">
                <text:p>201300</text:p>
              </table:table-cell>
              <table:table-cell office:value-type="float" office:value="278399">
                <text:p>278399</text:p>
              </table:table-cell>
              <table:table-cell office:value-type="float" office:value="53836">
                <text:p>53836</text:p>
              </table:table-cell>
            </table:table-row>
            <table:table-row>
              <table:table-cell office:value-type="float" office:value="201305">
                <text:p>201310</text:p>
              </table:table-cell>
              <table:table-cell office:value-type="float" office:value="270258">
                <text:p>270258</text:p>
              </table:table-cell>
              <table:table-cell office:value-type="float" office:value="51308">
                <text:p>51308</text:p>
              </table:table-cell>
            </table:table-row>
            <table:table-row>
              <table:table-cell office:value-type="float" office:value="201306">
                <text:p>201310</text:p>
              </table:table-cell>
              <table:table-cell office:value-type="float" office:value="307778">
                <text:p>307778</text:p>
              </table:table-cell>
              <table:table-cell office:value-type="float" office:value="48953">
                <text:p>48953</text:p>
              </table:table-cell>
            </table:table-row>
            <table:table-row>
              <table:table-cell office:value-type="float" office:value="201307">
                <text:p>201310</text:p>
              </table:table-cell>
              <table:table-cell office:value-type="float" office:value="230110">
                <text:p>230110</text:p>
              </table:table-cell>
              <table:table-cell office:value-type="float" office:value="50881">
                <text:p>50881</text:p>
              </table:table-cell>
            </table:table-row>
            <table:table-row>
              <table:table-cell office:value-type="float" office:value="201308">
                <text:p>201310</text:p>
              </table:table-cell>
              <table:table-cell office:value-type="float" office:value="216507">
                <text:p>216507</text:p>
              </table:table-cell>
              <table:table-cell office:value-type="float" office:value="50601">
                <text:p>50601</text:p>
              </table:table-cell>
            </table:table-row>
            <table:table-row>
              <table:table-cell office:value-type="float" office:value="201309">
                <text:p>201310</text:p>
              </table:table-cell>
              <table:table-cell office:value-type="float" office:value="219538">
                <text:p>219538</text:p>
              </table:table-cell>
              <table:table-cell office:value-type="float" office:value="55929">
                <text:p>55929</text:p>
              </table:table-cell>
            </table:table-row>
            <table:table-row>
              <table:table-cell office:value-type="float" office:value="201310">
                <text:p>201310</text:p>
              </table:table-cell>
              <table:table-cell office:value-type="float" office:value="239598">
                <text:p>239598</text:p>
              </table:table-cell>
              <table:table-cell office:value-type="float" office:value="60630">
                <text:p>60630</text:p>
              </table:table-cell>
            </table:table-row>
            <table:table-row>
              <table:table-cell office:value-type="float" office:value="201311">
                <text:p>201310</text:p>
              </table:table-cell>
              <table:table-cell office:value-type="float" office:value="241763">
                <text:p>241763</text:p>
              </table:table-cell>
              <table:table-cell office:value-type="float" office:value="56606">
                <text:p>56606</text:p>
              </table:table-cell>
            </table:table-row>
            <table:table-row>
              <table:table-cell office:value-type="float" office:value="201312">
                <text:p>201310</text:p>
              </table:table-cell>
              <table:table-cell office:value-type="float" office:value="213973">
                <text:p>213973</text:p>
              </table:table-cell>
              <table:table-cell office:value-type="float" office:value="48405">
                <text:p>48405</text:p>
              </table:table-cell>
            </table:table-row>
            <table:table-row>
              <table:table-cell office:value-type="float" office:value="201401">
                <text:p>201400</text:p>
              </table:table-cell>
              <table:table-cell office:value-type="float" office:value="255851">
                <text:p>255851</text:p>
              </table:table-cell>
              <table:table-cell office:value-type="float" office:value="63264">
                <text:p>63264</text:p>
              </table:table-cell>
            </table:table-row>
            <table:table-row>
              <table:table-cell office:value-type="float" office:value="201402">
                <text:p>201400</text:p>
              </table:table-cell>
              <table:table-cell office:value-type="float" office:value="255464">
                <text:p>255464</text:p>
              </table:table-cell>
              <table:table-cell office:value-type="float" office:value="62648">
                <text:p>62648</text:p>
              </table:table-cell>
            </table:table-row>
            <table:table-row>
              <table:table-cell office:value-type="float" office:value="201403">
                <text:p>201400</text:p>
              </table:table-cell>
              <table:table-cell office:value-type="float" office:value="292666">
                <text:p>292666</text:p>
              </table:table-cell>
              <table:table-cell office:value-type="float" office:value="72190">
                <text:p>72190</text:p>
              </table:table-cell>
            </table:table-row>
            <table:table-row>
              <table:table-cell office:value-type="float" office:value="201404">
                <text:p>201400</text:p>
              </table:table-cell>
              <table:table-cell office:value-type="float" office:value="326105">
                <text:p>326105</text:p>
              </table:table-cell>
              <table:table-cell office:value-type="float" office:value="73383">
                <text:p>73383</text:p>
              </table:table-cell>
            </table:table-row>
            <table:table-row>
              <table:table-cell office:value-type="float" office:value="201405">
                <text:p>201410</text:p>
              </table:table-cell>
              <table:table-cell office:value-type="float" office:value="295996">
                <text:p>295996</text:p>
              </table:table-cell>
              <table:table-cell office:value-type="float" office:value="70279">
                <text:p>70279</text:p>
              </table:table-cell>
            </table:table-row>
            <table:table-row>
              <table:table-cell office:value-type="float" office:value="201406">
                <text:p>201410</text:p>
              </table:table-cell>
              <table:table-cell office:value-type="float" office:value="267350">
                <text:p>267350</text:p>
              </table:table-cell>
              <table:table-cell office:value-type="float" office:value="68067">
                <text:p>68067</text:p>
              </table:table-cell>
            </table:table-row>
            <table:table-row>
              <table:table-cell office:value-type="float" office:value="201407">
                <text:p>201410</text:p>
              </table:table-cell>
              <table:table-cell office:value-type="float" office:value="286930">
                <text:p>286930</text:p>
              </table:table-cell>
              <table:table-cell office:value-type="float" office:value="74520">
                <text:p>74520</text:p>
              </table:table-cell>
            </table:table-row>
            <table:table-row>
              <table:table-cell office:value-type="float" office:value="201408">
                <text:p>201410</text:p>
              </table:table-cell>
              <table:table-cell office:value-type="float" office:value="277554">
                <text:p>277554</text:p>
              </table:table-cell>
              <table:table-cell office:value-type="float" office:value="82553">
                <text:p>82553</text:p>
              </table:table-cell>
            </table:table-row>
            <table:table-row>
              <table:table-cell office:value-type="float" office:value="201409">
                <text:p>201410</text:p>
              </table:table-cell>
              <table:table-cell office:value-type="float" office:value="362699">
                <text:p>362699</text:p>
              </table:table-cell>
              <table:table-cell office:value-type="float" office:value="124683">
                <text:p>124683</text:p>
              </table:table-cell>
            </table:table-row>
            <table:table-row>
              <table:table-cell office:value-type="float" office:value="201410">
                <text:p>201410</text:p>
              </table:table-cell>
              <table:table-cell office:value-type="float" office:value="504109">
                <text:p>504109</text:p>
              </table:table-cell>
              <table:table-cell office:value-type="float" office:value="504109">
                <text:p>504109</text:p>
              </table:table-cell>
            </table:table-row>
            <table:table-row>
              <table:table-cell office:value-type="float" office:value="201411">
                <text:p>201410</text:p>
              </table:table-cell>
              <table:table-cell office:value-type="float" office:value="517200">
                <text:p>517200</text:p>
              </table:table-cell>
              <table:table-cell office:value-type="float" office:value="517200">
                <text:p>517200</text:p>
              </table:table-cell>
            </table:table-row>
            <table:table-row>
              <table:table-cell office:value-type="float" office:value="201412">
                <text:p>201410</text:p>
              </table:table-cell>
              <table:table-cell office:value-type="float" office:value="308523">
                <text:p>308523</text:p>
              </table:table-cell>
              <table:table-cell office:value-type="float" office:value="308523">
                <text:p>308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-26$Linux_X86_64 LibreOffice_project/400m0$Build-3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25cm" svg:height="12.726cm" xlink:href=".." xlink:type="simple" chart:class="chart:bar" chart:style-name="ch1">
        <chart:title svg:x="9.113cm" svg:y="0.212cm" chart:style-name="ch2">
          <text:p>Github每月新增帐号统计</text:p>
        </chart:title>
        <chart:subtitle svg:x="9.97cm" svg:y="1.093cm" chart:style-name="ch3">
          <text:p>2007-10~2014-12</text:p>
        </chart:subtitle>
        <chart:legend chart:legend-position="end" svg:x="19.799cm" svg:y="5.788cm" style:legend-expansion="high" chart:style-name="ch4"/>
        <chart:plot-area chart:style-name="ch5" table:cell-range-address="工作表1.A2:工作表1.C88 工作表1.B1:工作表1.C1" chart:data-source-has-labels="both" svg:x="1.149cm" svg:y="1.928cm" svg:width="18.374cm" svg:height="9.741cm">
          <chartooo:coordinate-region svg:x="2.511cm" svg:y="2.127cm" svg:width="17.012cm" svg:height="8.226cm"/>
          <chart:axis chart:dimension="x" chart:name="primary-x" chart:style-name="ch6" chartooo:axis-type="auto">
            <chartooo:date-scale/>
            <chart:title svg:x="9.961cm" svg:y="11.745cm" chart:style-name="ch7">
              <text:p>月份</text:p>
            </chart:title>
            <chart:categories table:cell-range-address="工作表1.A2:工作表1.A88"/>
          </chart:axis>
          <chart:axis chart:dimension="y" chart:name="primary-y" chart:style-name="ch8">
            <chart:title svg:x="0.451cm" svg:y="7.49cm" chart:style-name="ch9">
              <text:p>帐号数量</text:p>
            </chart:title>
            <chart:grid chart:style-name="ch10" chart:class="major"/>
          </chart:axis>
          <chart:series chart:style-name="ch11" chart:values-cell-range-address="工作表1.B2:工作表1.B88" chart:label-cell-address="工作表1.B1:工作表1.B1" chart:class="chart:bar">
            <chart:data-point chart:repeated="87"/>
          </chart:series>
          <chart:series chart:style-name="ch12" chart:values-cell-range-address="工作表1.C2:工作表1.C88" chart:label-cell-address="工作表1.C1:工作表1.C1" chart:class="chart:bar">
            <chart:data-point chart:repeated="8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公开帐号</text:p>
                <draw:g>
                  <svg:desc>工作表1.B1:工作表1.B1</svg:desc>
                </draw:g>
              </table:table-cell>
              <table:table-cell office:value-type="string">
                <text:p>最近3个月使用过</text:p>
                <draw:g>
                  <svg:desc>工作表1.C1:工作表1.C1</svg:desc>
                </draw:g>
              </table:table-cell>
            </table:table-row>
          </table:table-header-rows>
          <table:table-rows>
            <table:table-row>
              <table:table-cell office:value-type="float" office:value="200710">
                <text:p>200710</text:p>
                <draw:g>
                  <svg:desc>工作表1.A2:工作表1.A88</svg:desc>
                </draw:g>
              </table:table-cell>
              <table:table-cell office:value-type="float" office:value="3">
                <text:p>3</text:p>
                <draw:g>
                  <svg:desc>工作表1.B2:工作表1.B88</svg:desc>
                </draw:g>
              </table:table-cell>
              <table:table-cell office:value-type="float" office:value="3">
                <text:p>3</text:p>
                <draw:g>
                  <svg:desc>工作表1.C2:工作表1.C88</svg:desc>
                </draw:g>
              </table:table-cell>
            </table:table-row>
            <table:table-row>
              <table:table-cell office:value-type="float" office:value="200711">
                <text:p>200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12">
                <text:p>200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01">
                <text:p>200800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802">
                <text:p>200800</text:p>
              </table:table-cell>
              <table:table-cell office:value-type="float" office:value="1679">
                <text:p>167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200803">
                <text:p>200800</text:p>
              </table:table-cell>
              <table:table-cell office:value-type="float" office:value="2261">
                <text:p>2261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200804">
                <text:p>200800</text:p>
              </table:table-cell>
              <table:table-cell office:value-type="float" office:value="4570">
                <text:p>4570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float" office:value="200805">
                <text:p>200810</text:p>
              </table:table-cell>
              <table:table-cell office:value-type="float" office:value="3019">
                <text:p>3019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float" office:value="200806">
                <text:p>200810</text:p>
              </table:table-cell>
              <table:table-cell office:value-type="float" office:value="3308">
                <text:p>3308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float" office:value="200807">
                <text:p>200810</text:p>
              </table:table-cell>
              <table:table-cell office:value-type="float" office:value="3369">
                <text:p>336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200808">
                <text:p>200810</text:p>
              </table:table-cell>
              <table:table-cell office:value-type="float" office:value="3358">
                <text:p>3358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float" office:value="200809">
                <text:p>200810</text:p>
              </table:table-cell>
              <table:table-cell office:value-type="float" office:value="4134">
                <text:p>4134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float" office:value="200810">
                <text:p>200810</text:p>
              </table:table-cell>
              <table:table-cell office:value-type="float" office:value="4850">
                <text:p>4850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float" office:value="200811">
                <text:p>200810</text:p>
              </table:table-cell>
              <table:table-cell office:value-type="float" office:value="5057">
                <text:p>5057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float" office:value="200812">
                <text:p>200810</text:p>
              </table:table-cell>
              <table:table-cell office:value-type="float" office:value="5780">
                <text:p>578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200901">
                <text:p>200900</text:p>
              </table:table-cell>
              <table:table-cell office:value-type="float" office:value="6775">
                <text:p>6775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float" office:value="200902">
                <text:p>200900</text:p>
              </table:table-cell>
              <table:table-cell office:value-type="float" office:value="7741">
                <text:p>7741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float" office:value="200903">
                <text:p>200900</text:p>
              </table:table-cell>
              <table:table-cell office:value-type="float" office:value="9582">
                <text:p>9582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float" office:value="200904">
                <text:p>200900</text:p>
              </table:table-cell>
              <table:table-cell office:value-type="float" office:value="10014">
                <text:p>10014</text:p>
              </table:table-cell>
              <table:table-cell office:value-type="float" office:value="4795">
                <text:p>4795</text:p>
              </table:table-cell>
            </table:table-row>
            <table:table-row>
              <table:table-cell office:value-type="float" office:value="200905">
                <text:p>200910</text:p>
              </table:table-cell>
              <table:table-cell office:value-type="float" office:value="10179">
                <text:p>10179</text:p>
              </table:table-cell>
              <table:table-cell office:value-type="float" office:value="4653">
                <text:p>4653</text:p>
              </table:table-cell>
            </table:table-row>
            <table:table-row>
              <table:table-cell office:value-type="float" office:value="200906">
                <text:p>200910</text:p>
              </table:table-cell>
              <table:table-cell office:value-type="float" office:value="9481">
                <text:p>9481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float" office:value="200907">
                <text:p>200910</text:p>
              </table:table-cell>
              <table:table-cell office:value-type="float" office:value="9723">
                <text:p>9723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float" office:value="200908">
                <text:p>200910</text:p>
              </table:table-cell>
              <table:table-cell office:value-type="float" office:value="10352">
                <text:p>10352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float" office:value="200909">
                <text:p>200910</text:p>
              </table:table-cell>
              <table:table-cell office:value-type="float" office:value="11114">
                <text:p>11114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float" office:value="200910">
                <text:p>200910</text:p>
              </table:table-cell>
              <table:table-cell office:value-type="float" office:value="12871">
                <text:p>12871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float" office:value="200911">
                <text:p>200910</text:p>
              </table:table-cell>
              <table:table-cell office:value-type="float" office:value="12044">
                <text:p>12044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float" office:value="200912">
                <text:p>200910</text:p>
              </table:table-cell>
              <table:table-cell office:value-type="float" office:value="12431">
                <text:p>12431</text:p>
              </table:table-cell>
              <table:table-cell office:value-type="float" office:value="5838">
                <text:p>5838</text:p>
              </table:table-cell>
            </table:table-row>
            <table:table-row>
              <table:table-cell office:value-type="float" office:value="201001">
                <text:p>201000</text:p>
              </table:table-cell>
              <table:table-cell office:value-type="float" office:value="17569">
                <text:p>17569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float" office:value="201002">
                <text:p>201000</text:p>
              </table:table-cell>
              <table:table-cell office:value-type="float" office:value="18170">
                <text:p>18170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float" office:value="201003">
                <text:p>201000</text:p>
              </table:table-cell>
              <table:table-cell office:value-type="float" office:value="20672">
                <text:p>20672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float" office:value="201004">
                <text:p>201000</text:p>
              </table:table-cell>
              <table:table-cell office:value-type="float" office:value="21149">
                <text:p>21149</text:p>
              </table:table-cell>
              <table:table-cell office:value-type="float" office:value="8678">
                <text:p>8678</text:p>
              </table:table-cell>
            </table:table-row>
            <table:table-row>
              <table:table-cell office:value-type="float" office:value="201005">
                <text:p>201010</text:p>
              </table:table-cell>
              <table:table-cell office:value-type="float" office:value="27302">
                <text:p>27302</text:p>
              </table:table-cell>
              <table:table-cell office:value-type="float" office:value="9474">
                <text:p>9474</text:p>
              </table:table-cell>
            </table:table-row>
            <table:table-row>
              <table:table-cell office:value-type="float" office:value="201006">
                <text:p>201010</text:p>
              </table:table-cell>
              <table:table-cell office:value-type="float" office:value="25311">
                <text:p>25311</text:p>
              </table:table-cell>
              <table:table-cell office:value-type="float" office:value="9657">
                <text:p>9657</text:p>
              </table:table-cell>
            </table:table-row>
            <table:table-row>
              <table:table-cell office:value-type="float" office:value="201007">
                <text:p>201010</text:p>
              </table:table-cell>
              <table:table-cell office:value-type="float" office:value="28170">
                <text:p>28170</text:p>
              </table:table-cell>
              <table:table-cell office:value-type="float" office:value="10478">
                <text:p>10478</text:p>
              </table:table-cell>
            </table:table-row>
            <table:table-row>
              <table:table-cell office:value-type="float" office:value="201008">
                <text:p>201010</text:p>
              </table:table-cell>
              <table:table-cell office:value-type="float" office:value="30465">
                <text:p>30465</text:p>
              </table:table-cell>
              <table:table-cell office:value-type="float" office:value="11420">
                <text:p>11420</text:p>
              </table:table-cell>
            </table:table-row>
            <table:table-row>
              <table:table-cell office:value-type="float" office:value="201009">
                <text:p>201010</text:p>
              </table:table-cell>
              <table:table-cell office:value-type="float" office:value="38117">
                <text:p>38117</text:p>
              </table:table-cell>
              <table:table-cell office:value-type="float" office:value="12982">
                <text:p>12982</text:p>
              </table:table-cell>
            </table:table-row>
            <table:table-row>
              <table:table-cell office:value-type="float" office:value="201010">
                <text:p>201010</text:p>
              </table:table-cell>
              <table:table-cell office:value-type="float" office:value="37157">
                <text:p>37157</text:p>
              </table:table-cell>
              <table:table-cell office:value-type="float" office:value="13882">
                <text:p>13882</text:p>
              </table:table-cell>
            </table:table-row>
            <table:table-row>
              <table:table-cell office:value-type="float" office:value="201011">
                <text:p>201010</text:p>
              </table:table-cell>
              <table:table-cell office:value-type="float" office:value="39431">
                <text:p>39431</text:p>
              </table:table-cell>
              <table:table-cell office:value-type="float" office:value="14240">
                <text:p>14240</text:p>
              </table:table-cell>
            </table:table-row>
            <table:table-row>
              <table:table-cell office:value-type="float" office:value="201012">
                <text:p>201010</text:p>
              </table:table-cell>
              <table:table-cell office:value-type="float" office:value="36772">
                <text:p>36772</text:p>
              </table:table-cell>
              <table:table-cell office:value-type="float" office:value="12915">
                <text:p>12915</text:p>
              </table:table-cell>
            </table:table-row>
            <table:table-row>
              <table:table-cell office:value-type="float" office:value="201101">
                <text:p>201100</text:p>
              </table:table-cell>
              <table:table-cell office:value-type="float" office:value="48107">
                <text:p>48107</text:p>
              </table:table-cell>
              <table:table-cell office:value-type="float" office:value="16678">
                <text:p>16678</text:p>
              </table:table-cell>
            </table:table-row>
            <table:table-row>
              <table:table-cell office:value-type="float" office:value="201102">
                <text:p>201100</text:p>
              </table:table-cell>
              <table:table-cell office:value-type="float" office:value="47196">
                <text:p>4719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float" office:value="201103">
                <text:p>201100</text:p>
              </table:table-cell>
              <table:table-cell office:value-type="float" office:value="55885">
                <text:p>55885</text:p>
              </table:table-cell>
              <table:table-cell office:value-type="float" office:value="20002">
                <text:p>20002</text:p>
              </table:table-cell>
            </table:table-row>
            <table:table-row>
              <table:table-cell office:value-type="float" office:value="201104">
                <text:p>201100</text:p>
              </table:table-cell>
              <table:table-cell office:value-type="float" office:value="55506">
                <text:p>55506</text:p>
              </table:table-cell>
              <table:table-cell office:value-type="float" office:value="19601">
                <text:p>19601</text:p>
              </table:table-cell>
            </table:table-row>
            <table:table-row>
              <table:table-cell office:value-type="float" office:value="201105">
                <text:p>201110</text:p>
              </table:table-cell>
              <table:table-cell office:value-type="float" office:value="57488">
                <text:p>57488</text:p>
              </table:table-cell>
              <table:table-cell office:value-type="float" office:value="19828">
                <text:p>19828</text:p>
              </table:table-cell>
            </table:table-row>
            <table:table-row>
              <table:table-cell office:value-type="float" office:value="201106">
                <text:p>201110</text:p>
              </table:table-cell>
              <table:table-cell office:value-type="float" office:value="62444">
                <text:p>62444</text:p>
              </table:table-cell>
              <table:table-cell office:value-type="float" office:value="22262">
                <text:p>22262</text:p>
              </table:table-cell>
            </table:table-row>
            <table:table-row>
              <table:table-cell office:value-type="float" office:value="201107">
                <text:p>201110</text:p>
              </table:table-cell>
              <table:table-cell office:value-type="float" office:value="59976">
                <text:p>59976</text:p>
              </table:table-cell>
              <table:table-cell office:value-type="float" office:value="20620">
                <text:p>20620</text:p>
              </table:table-cell>
            </table:table-row>
            <table:table-row>
              <table:table-cell office:value-type="float" office:value="201108">
                <text:p>201110</text:p>
              </table:table-cell>
              <table:table-cell office:value-type="float" office:value="64364">
                <text:p>64364</text:p>
              </table:table-cell>
              <table:table-cell office:value-type="float" office:value="21591">
                <text:p>21591</text:p>
              </table:table-cell>
            </table:table-row>
            <table:table-row>
              <table:table-cell office:value-type="float" office:value="201109">
                <text:p>201110</text:p>
              </table:table-cell>
              <table:table-cell office:value-type="float" office:value="72046">
                <text:p>72046</text:p>
              </table:table-cell>
              <table:table-cell office:value-type="float" office:value="24499">
                <text:p>24499</text:p>
              </table:table-cell>
            </table:table-row>
            <table:table-row>
              <table:table-cell office:value-type="float" office:value="201110">
                <text:p>201110</text:p>
              </table:table-cell>
              <table:table-cell office:value-type="float" office:value="66165">
                <text:p>66165</text:p>
              </table:table-cell>
              <table:table-cell office:value-type="float" office:value="23257">
                <text:p>23257</text:p>
              </table:table-cell>
            </table:table-row>
            <table:table-row>
              <table:table-cell office:value-type="float" office:value="201111">
                <text:p>201110</text:p>
              </table:table-cell>
              <table:table-cell office:value-type="float" office:value="64244">
                <text:p>64244</text:p>
              </table:table-cell>
              <table:table-cell office:value-type="float" office:value="23823">
                <text:p>23823</text:p>
              </table:table-cell>
            </table:table-row>
            <table:table-row>
              <table:table-cell office:value-type="float" office:value="201112">
                <text:p>201110</text:p>
              </table:table-cell>
              <table:table-cell office:value-type="float" office:value="59582">
                <text:p>59582</text:p>
              </table:table-cell>
              <table:table-cell office:value-type="float" office:value="21448">
                <text:p>21448</text:p>
              </table:table-cell>
            </table:table-row>
            <table:table-row>
              <table:table-cell office:value-type="float" office:value="201201">
                <text:p>201200</text:p>
              </table:table-cell>
              <table:table-cell office:value-type="float" office:value="94404">
                <text:p>94404</text:p>
              </table:table-cell>
              <table:table-cell office:value-type="float" office:value="28149">
                <text:p>28149</text:p>
              </table:table-cell>
            </table:table-row>
            <table:table-row>
              <table:table-cell office:value-type="float" office:value="201202">
                <text:p>201200</text:p>
              </table:table-cell>
              <table:table-cell office:value-type="float" office:value="80241">
                <text:p>80241</text:p>
              </table:table-cell>
              <table:table-cell office:value-type="float" office:value="29442">
                <text:p>29442</text:p>
              </table:table-cell>
            </table:table-row>
            <table:table-row>
              <table:table-cell office:value-type="float" office:value="201203">
                <text:p>201200</text:p>
              </table:table-cell>
              <table:table-cell office:value-type="float" office:value="100643">
                <text:p>100643</text:p>
              </table:table-cell>
              <table:table-cell office:value-type="float" office:value="32541">
                <text:p>32541</text:p>
              </table:table-cell>
            </table:table-row>
            <table:table-row>
              <table:table-cell office:value-type="float" office:value="201204">
                <text:p>201200</text:p>
              </table:table-cell>
              <table:table-cell office:value-type="float" office:value="88761">
                <text:p>88761</text:p>
              </table:table-cell>
              <table:table-cell office:value-type="float" office:value="29574">
                <text:p>29574</text:p>
              </table:table-cell>
            </table:table-row>
            <table:table-row>
              <table:table-cell office:value-type="float" office:value="201205">
                <text:p>201210</text:p>
              </table:table-cell>
              <table:table-cell office:value-type="float" office:value="98746">
                <text:p>98746</text:p>
              </table:table-cell>
              <table:table-cell office:value-type="float" office:value="32706">
                <text:p>32706</text:p>
              </table:table-cell>
            </table:table-row>
            <table:table-row>
              <table:table-cell office:value-type="float" office:value="201206">
                <text:p>201210</text:p>
              </table:table-cell>
              <table:table-cell office:value-type="float" office:value="94302">
                <text:p>94302</text:p>
              </table:table-cell>
              <table:table-cell office:value-type="float" office:value="31616">
                <text:p>31616</text:p>
              </table:table-cell>
            </table:table-row>
            <table:table-row>
              <table:table-cell office:value-type="float" office:value="201207">
                <text:p>201210</text:p>
              </table:table-cell>
              <table:table-cell office:value-type="float" office:value="148888">
                <text:p>148888</text:p>
              </table:table-cell>
              <table:table-cell office:value-type="float" office:value="37187">
                <text:p>37187</text:p>
              </table:table-cell>
            </table:table-row>
            <table:table-row>
              <table:table-cell office:value-type="float" office:value="201208">
                <text:p>201210</text:p>
              </table:table-cell>
              <table:table-cell office:value-type="float" office:value="158899">
                <text:p>158899</text:p>
              </table:table-cell>
              <table:table-cell office:value-type="float" office:value="35443">
                <text:p>35443</text:p>
              </table:table-cell>
            </table:table-row>
            <table:table-row>
              <table:table-cell office:value-type="float" office:value="201209">
                <text:p>201210</text:p>
              </table:table-cell>
              <table:table-cell office:value-type="float" office:value="173423">
                <text:p>173423</text:p>
              </table:table-cell>
              <table:table-cell office:value-type="float" office:value="37288">
                <text:p>37288</text:p>
              </table:table-cell>
            </table:table-row>
            <table:table-row>
              <table:table-cell office:value-type="float" office:value="201210">
                <text:p>201210</text:p>
              </table:table-cell>
              <table:table-cell office:value-type="float" office:value="226372">
                <text:p>226372</text:p>
              </table:table-cell>
              <table:table-cell office:value-type="float" office:value="41410">
                <text:p>41410</text:p>
              </table:table-cell>
            </table:table-row>
            <table:table-row>
              <table:table-cell office:value-type="float" office:value="201211">
                <text:p>201210</text:p>
              </table:table-cell>
              <table:table-cell office:value-type="float" office:value="234438">
                <text:p>234438</text:p>
              </table:table-cell>
              <table:table-cell office:value-type="float" office:value="40820">
                <text:p>40820</text:p>
              </table:table-cell>
            </table:table-row>
            <table:table-row>
              <table:table-cell office:value-type="float" office:value="201212">
                <text:p>201210</text:p>
              </table:table-cell>
              <table:table-cell office:value-type="float" office:value="221282">
                <text:p>221282</text:p>
              </table:table-cell>
              <table:table-cell office:value-type="float" office:value="39326">
                <text:p>39326</text:p>
              </table:table-cell>
            </table:table-row>
            <table:table-row>
              <table:table-cell office:value-type="float" office:value="201301">
                <text:p>201300</text:p>
              </table:table-cell>
              <table:table-cell office:value-type="float" office:value="275768">
                <text:p>275768</text:p>
              </table:table-cell>
              <table:table-cell office:value-type="float" office:value="57896">
                <text:p>57896</text:p>
              </table:table-cell>
            </table:table-row>
            <table:table-row>
              <table:table-cell office:value-type="float" office:value="201302">
                <text:p>201300</text:p>
              </table:table-cell>
              <table:table-cell office:value-type="float" office:value="282566">
                <text:p>282566</text:p>
              </table:table-cell>
              <table:table-cell office:value-type="float" office:value="50568">
                <text:p>50568</text:p>
              </table:table-cell>
            </table:table-row>
            <table:table-row>
              <table:table-cell office:value-type="float" office:value="201303">
                <text:p>201300</text:p>
              </table:table-cell>
              <table:table-cell office:value-type="float" office:value="282675">
                <text:p>282675</text:p>
              </table:table-cell>
              <table:table-cell office:value-type="float" office:value="57817">
                <text:p>57817</text:p>
              </table:table-cell>
            </table:table-row>
            <table:table-row>
              <table:table-cell office:value-type="float" office:value="201304">
                <text:p>201300</text:p>
              </table:table-cell>
              <table:table-cell office:value-type="float" office:value="278399">
                <text:p>278399</text:p>
              </table:table-cell>
              <table:table-cell office:value-type="float" office:value="53836">
                <text:p>53836</text:p>
              </table:table-cell>
            </table:table-row>
            <table:table-row>
              <table:table-cell office:value-type="float" office:value="201305">
                <text:p>201310</text:p>
              </table:table-cell>
              <table:table-cell office:value-type="float" office:value="270258">
                <text:p>270258</text:p>
              </table:table-cell>
              <table:table-cell office:value-type="float" office:value="51308">
                <text:p>51308</text:p>
              </table:table-cell>
            </table:table-row>
            <table:table-row>
              <table:table-cell office:value-type="float" office:value="201306">
                <text:p>201310</text:p>
              </table:table-cell>
              <table:table-cell office:value-type="float" office:value="307778">
                <text:p>307778</text:p>
              </table:table-cell>
              <table:table-cell office:value-type="float" office:value="48953">
                <text:p>48953</text:p>
              </table:table-cell>
            </table:table-row>
            <table:table-row>
              <table:table-cell office:value-type="float" office:value="201307">
                <text:p>201310</text:p>
              </table:table-cell>
              <table:table-cell office:value-type="float" office:value="230110">
                <text:p>230110</text:p>
              </table:table-cell>
              <table:table-cell office:value-type="float" office:value="50881">
                <text:p>50881</text:p>
              </table:table-cell>
            </table:table-row>
            <table:table-row>
              <table:table-cell office:value-type="float" office:value="201308">
                <text:p>201310</text:p>
              </table:table-cell>
              <table:table-cell office:value-type="float" office:value="216507">
                <text:p>216507</text:p>
              </table:table-cell>
              <table:table-cell office:value-type="float" office:value="50601">
                <text:p>50601</text:p>
              </table:table-cell>
            </table:table-row>
            <table:table-row>
              <table:table-cell office:value-type="float" office:value="201309">
                <text:p>201310</text:p>
              </table:table-cell>
              <table:table-cell office:value-type="float" office:value="219538">
                <text:p>219538</text:p>
              </table:table-cell>
              <table:table-cell office:value-type="float" office:value="55929">
                <text:p>55929</text:p>
              </table:table-cell>
            </table:table-row>
            <table:table-row>
              <table:table-cell office:value-type="float" office:value="201310">
                <text:p>201310</text:p>
              </table:table-cell>
              <table:table-cell office:value-type="float" office:value="239598">
                <text:p>239598</text:p>
              </table:table-cell>
              <table:table-cell office:value-type="float" office:value="60630">
                <text:p>60630</text:p>
              </table:table-cell>
            </table:table-row>
            <table:table-row>
              <table:table-cell office:value-type="float" office:value="201311">
                <text:p>201310</text:p>
              </table:table-cell>
              <table:table-cell office:value-type="float" office:value="241763">
                <text:p>241763</text:p>
              </table:table-cell>
              <table:table-cell office:value-type="float" office:value="56606">
                <text:p>56606</text:p>
              </table:table-cell>
            </table:table-row>
            <table:table-row>
              <table:table-cell office:value-type="float" office:value="201312">
                <text:p>201310</text:p>
              </table:table-cell>
              <table:table-cell office:value-type="float" office:value="213973">
                <text:p>213973</text:p>
              </table:table-cell>
              <table:table-cell office:value-type="float" office:value="48405">
                <text:p>48405</text:p>
              </table:table-cell>
            </table:table-row>
            <table:table-row>
              <table:table-cell office:value-type="float" office:value="201401">
                <text:p>201400</text:p>
              </table:table-cell>
              <table:table-cell office:value-type="float" office:value="255851">
                <text:p>255851</text:p>
              </table:table-cell>
              <table:table-cell office:value-type="float" office:value="63264">
                <text:p>63264</text:p>
              </table:table-cell>
            </table:table-row>
            <table:table-row>
              <table:table-cell office:value-type="float" office:value="201402">
                <text:p>201400</text:p>
              </table:table-cell>
              <table:table-cell office:value-type="float" office:value="255464">
                <text:p>255464</text:p>
              </table:table-cell>
              <table:table-cell office:value-type="float" office:value="62648">
                <text:p>62648</text:p>
              </table:table-cell>
            </table:table-row>
            <table:table-row>
              <table:table-cell office:value-type="float" office:value="201403">
                <text:p>201400</text:p>
              </table:table-cell>
              <table:table-cell office:value-type="float" office:value="292666">
                <text:p>292666</text:p>
              </table:table-cell>
              <table:table-cell office:value-type="float" office:value="72190">
                <text:p>72190</text:p>
              </table:table-cell>
            </table:table-row>
            <table:table-row>
              <table:table-cell office:value-type="float" office:value="201404">
                <text:p>201400</text:p>
              </table:table-cell>
              <table:table-cell office:value-type="float" office:value="326105">
                <text:p>326105</text:p>
              </table:table-cell>
              <table:table-cell office:value-type="float" office:value="73383">
                <text:p>73383</text:p>
              </table:table-cell>
            </table:table-row>
            <table:table-row>
              <table:table-cell office:value-type="float" office:value="201405">
                <text:p>201410</text:p>
              </table:table-cell>
              <table:table-cell office:value-type="float" office:value="295996">
                <text:p>295996</text:p>
              </table:table-cell>
              <table:table-cell office:value-type="float" office:value="70279">
                <text:p>70279</text:p>
              </table:table-cell>
            </table:table-row>
            <table:table-row>
              <table:table-cell office:value-type="float" office:value="201406">
                <text:p>201410</text:p>
              </table:table-cell>
              <table:table-cell office:value-type="float" office:value="267350">
                <text:p>267350</text:p>
              </table:table-cell>
              <table:table-cell office:value-type="float" office:value="68067">
                <text:p>68067</text:p>
              </table:table-cell>
            </table:table-row>
            <table:table-row>
              <table:table-cell office:value-type="float" office:value="201407">
                <text:p>201410</text:p>
              </table:table-cell>
              <table:table-cell office:value-type="float" office:value="286930">
                <text:p>286930</text:p>
              </table:table-cell>
              <table:table-cell office:value-type="float" office:value="74520">
                <text:p>74520</text:p>
              </table:table-cell>
            </table:table-row>
            <table:table-row>
              <table:table-cell office:value-type="float" office:value="201408">
                <text:p>201410</text:p>
              </table:table-cell>
              <table:table-cell office:value-type="float" office:value="277554">
                <text:p>277554</text:p>
              </table:table-cell>
              <table:table-cell office:value-type="float" office:value="82553">
                <text:p>82553</text:p>
              </table:table-cell>
            </table:table-row>
            <table:table-row>
              <table:table-cell office:value-type="float" office:value="201409">
                <text:p>201410</text:p>
              </table:table-cell>
              <table:table-cell office:value-type="float" office:value="362699">
                <text:p>362699</text:p>
              </table:table-cell>
              <table:table-cell office:value-type="float" office:value="124683">
                <text:p>124683</text:p>
              </table:table-cell>
            </table:table-row>
            <table:table-row>
              <table:table-cell office:value-type="float" office:value="201410">
                <text:p>201410</text:p>
              </table:table-cell>
              <table:table-cell office:value-type="float" office:value="504109">
                <text:p>504109</text:p>
              </table:table-cell>
              <table:table-cell office:value-type="float" office:value="504109">
                <text:p>504109</text:p>
              </table:table-cell>
            </table:table-row>
            <table:table-row>
              <table:table-cell office:value-type="float" office:value="201411">
                <text:p>201410</text:p>
              </table:table-cell>
              <table:table-cell office:value-type="float" office:value="517200">
                <text:p>517200</text:p>
              </table:table-cell>
              <table:table-cell office:value-type="float" office:value="517200">
                <text:p>517200</text:p>
              </table:table-cell>
            </table:table-row>
            <table:table-row>
              <table:table-cell office:value-type="float" office:value="201412">
                <text:p>201410</text:p>
              </table:table-cell>
              <table:table-cell office:value-type="float" office:value="308523">
                <text:p>308523</text:p>
              </table:table-cell>
              <table:table-cell office:value-type="float" office:value="308523">
                <text:p>308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-26$Linux_X86_64 LibreOffice_project/400m0$Build-32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